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1B42268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fo:min-height="3.506cm"/>
    </style:style>
    <style:style style:name="pr2" style:family="presentation" style:parent-style-name="lyt-roundedrect-subtitle">
      <style:graphic-properties draw:fill-color="#ffffff" fo:min-height="13.86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1.563cm"/>
    </style:style>
    <style:style style:name="pr5" style:family="presentation" style:parent-style-name="lyt-roundedrect-outline1">
      <style:graphic-properties fo:min-height="13.86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title">
      <style:graphic-properties fo:min-height="1cm"/>
    </style:style>
    <style:style style:name="pr8" style:family="presentation" style:parent-style-name="lyt-roundedrect-outline1">
      <style:graphic-properties fo:min-height="15.66cm"/>
    </style:style>
    <style:style style:name="pr9" style:family="presentation" style:parent-style-name="lyt-roundedrect-outline1">
      <style:graphic-properties fo:min-height="16.374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0.8cm" svg:y="7.694cm" presentation:class="title" presentation:user-transformed="true">
          <draw:text-box>
            <text:p>Antkorp</text:p>
          </draw:text-box>
        </draw:frame>
        <draw:frame presentation:style-name="pr2" draw:layer="layout" svg:width="22.6cm" svg:height="13.86cm" svg:x="1.4cm" svg:y="4.914cm" presentation:class="subtitle" presentation:user-transformed="true">
          <draw:text-box>
            <text:p>A cloud collaboration platform for next gen enterprises.</text:p>
            <text:p><text:span text:style-name="T1">rk@antkorp.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text-style-name="P2" draw:layer="layout" svg:width="23cm" svg:height="1.563cm" svg:x="1.4cm" svg:y="0.237cm" presentation:class="title" presentation:user-transformed="true">
          <draw:text-box>
            <text:p text:style-name="P2"><text:span text:style-name="T2">Problems with today's infrastructure</text:span></text:p>
          </draw:text-box>
        </draw:frame>
        <draw:frame presentation:style-name="pr5" draw:text-style-name="P3" draw:layer="layout" svg:width="22.6cm" svg:height="17.605cm" svg:x="1.2cm" svg:y="1.8cm" presentation:class="outline" presentation:user-transformed="true">
          <draw:text-box>
            <text:list text:style-name="L2">
              <text:list-item>
                <text:p text:style-name="P3"><text:span text:style-name="T3">Todays infrastructure belongs to “pre-cloud” era, it cannot scale horizontally. </text:span></text:p>
              </text:list-item>
              <text:list-item>
                <text:p text:style-name="P3"><text:span text:style-name="T3">Vendor lock-in, customers get locked to a particular vendor, ex: client </text:span><text:span text:style-name="T4">x</text:span><text:span text:style-name="T3"> runs only on </text:span><text:span text:style-name="T4">y</text:span><text:span text:style-name="T3"> operating system, </text:span><text:span text:style-name="T4">x</text:span><text:span text:style-name="T3"> can only talk to server </text:span><text:span text:style-name="T4">z</text:span><text:span text:style-name="T3"> running on operating system </text:span><text:span text:style-name="T4">w.</text:span></text:p>
              </text:list-item>
              <text:list-item>
                <text:p text:style-name="P3"><text:span text:style-name="T5">Scalability is more costly to achieve, you need to buy more server licenses and operating systems and hardware to scale. </text:span></text:p>
              </text:list-item>
              <text:list-item>
                <text:p text:style-name="P3"><text:span text:style-name="T5">Clients are not well supported on browsers, a client software needs to be installed on the desktop or end device for all the features to work. </text:span></text:p>
              </text:list-item>
              <text:list-item>
                <text:p text:style-name="P3"><text:span text:style-name="T5">Data mining is near impossible to accomplish and hence insights are very poor. </text:span></text:p>
              </text:list-item>
              <text:list-item>
                <text:p text:style-name="P3"><text:span text:style-name="T5">Protocols used are not standards compliant, the infrastructure either does not allow third party software to play well. Often the specs are close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7" draw:text-style-name="P2" draw:layer="layout" svg:width="23cm" svg:height="1.267cm" svg:x="0.4cm" svg:y="0.2cm" presentation:class="title" presentation:user-transformed="true">
          <draw:text-box>
            <text:p text:style-name="P2"><text:span text:style-name="T2">Introducing antkorp platform</text:span></text:p>
          </draw:text-box>
        </draw:frame>
        <draw:frame presentation:style-name="pr8" draw:text-style-name="P3" draw:layer="layout" svg:width="22.6cm" svg:height="18.105cm" svg:x="0.8cm" svg:y="1.495cm" presentation:class="outline" presentation:user-transformed="true">
          <draw:text-box>
            <text:list text:style-name="L2">
              <text:list-item>
                <text:p text:style-name="P3"><text:span text:style-name="T3">Built on html5, hadoop, libreoffice, hypertable, linux foundations. </text:span></text:p>
              </text:list-item>
              <text:list-item>
                <text:p text:style-name="P3"><text:span text:style-name="T3">Distributed in nature, scales horizontally right from day one, just jack in more hardware to scale. Do it with zero configuration.</text:span></text:p>
              </text:list-item>
              <text:list-item>
                <text:p text:style-name="P3"><text:span text:style-name="T3">Minimal configuration and very easy to setup, slides right in to your existing infrastructure and plays well. </text:span></text:p>
              </text:list-item>
              <text:list-item>
                <text:p text:style-name="P3"><text:span text:style-name="T3"><text:s/></text:span><text:span text:style-name="T3">Built as both “product” and “platform”. The dual approach allows the customers to tailor the product according to their own needs. </text:span></text:p>
              </text:list-item>
              <text:list-item>
                <text:p text:style-name="P3"><text:span text:style-name="T3">No vendor lock-in can replace the parts of the system with your own, if you don't like the file system go a head and replace it , absolutely no problems. </text:span></text:p>
              </text:list-item>
              <text:list-item>
                <text:p text:style-name="P3"><text:span text:style-name="T3"><text:s/></text:span><text:span text:style-name="T3">Client works seamlessly across a range of devices starting from desktop to smart phone. 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1" draw:text-style-name="P2" draw:layer="layout" svg:width="23cm" svg:height="3.506cm" svg:x="1cm" svg:y="0.837cm" presentation:class="title" presentation:user-transformed="true">
          <draw:text-box>
            <text:p text:style-name="P2"><text:span text:style-name="T2">Antkorp Client</text:span></text:p>
          </draw:text-box>
        </draw:frame>
        <draw:frame presentation:style-name="pr5" draw:text-style-name="P3" draw:layer="layout" svg:width="22.6cm" svg:height="13.86cm" svg:x="1.4cm" svg:y="3.6cm" presentation:class="outline" presentation:user-transformed="true">
          <draw:text-box>
            <text:list text:style-name="L2">
              <text:list-item>
                <text:p><text:span text:style-name="T3">Runs where ever there is a browser. </text:span></text:p>
              </text:list-item>
              <text:list-item>
                <text:p><text:span text:style-name="T3">Presents different interface depending on the device. </text:span></text:p>
              </text:list-item>
              <text:list-item>
                <text:p><text:span text:style-name="T3">Connects securely to server via all the existing mechanisms. </text:span></text:p>
              </text:list-item>
              <text:list-item>
                <text:p><text:span text:style-name="T3">Almost snappy as a desktop application and reacts super fast. </text:span></text:p>
              </text:list-item>
              <text:list-item>
                <text:p><text:span text:style-name="T3">Intelligently caches the user data to reduce interaction with the server, helps mobile users greatly. </text:span></text:p>
              </text:list-item>
              <text:list-item>
                <text:p><text:span text:style-name="T3">Zero installation required on the client device, not even browser plug-ins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text-style-name="P2" draw:layer="layout" svg:width="23cm" svg:height="1.563cm" svg:x="1cm" svg:y="0.837cm" presentation:class="title" presentation:user-transformed="true">
          <draw:text-box>
            <text:p text:style-name="P2"><text:span text:style-name="T2">Antkorp Server</text:span></text:p>
          </draw:text-box>
        </draw:frame>
        <draw:frame presentation:style-name="pr9" draw:text-style-name="P3" draw:layer="layout" svg:width="22.6cm" svg:height="16.374cm" svg:x="1.4cm" svg:y="2.4cm" presentation:class="outline" presentation:user-transformed="true">
          <draw:text-box>
            <text:list text:style-name="L2">
              <text:list-item>
                <text:p text:style-name="P3"><text:span text:style-name="T3">High performant, built with C++. squeeze that last drop out of your hardware. </text:span></text:p>
              </text:list-item>
              <text:list-item>
                <text:p text:style-name="P3"><text:span text:style-name="T3">Only supported on Linux, though can be ported to other Unix platforms with least effort. </text:span></text:p>
              </text:list-item>
              <text:list-item>
                <text:p text:style-name="P3"><text:span text:style-name="T3">Server functionality can be extended with plug-ins and other hooks. Hooks and plug-ins can be implemented in a range of languages like python, lua or C++.</text:span></text:p>
              </text:list-item>
              <text:list-item>
                <text:p text:style-name="P3"><text:span text:style-name="T3">Written to scale across cores and nodes in a distributed system. </text:span></text:p>
              </text:list-item>
              <text:list-item>
                <text:p text:style-name="P3"><text:span text:style-name="T3">Replace parts of the system according to your needs and expertise. If you don't like hdfs ? Use glusterfs or ceph etc. </text:span></text:p>
              </text:list-item>
              <text:list-item>
                <text:p text:style-name="P3"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dc:title>Rounded Rectangles</dc:title>
    <dc:description>Presentation Layout Template</dc:description>
    <meta:creation-date>2012-03-31T15:38:27</meta:creation-date>
    <dc:language>en-US</dc:language>
    <meta:editing-cycles>9</meta:editing-cycles>
    <meta:editing-duration>PT37M21S</meta:editing-duration>
    <meta:initial-creator>Ravikumar Tulugu</meta:initial-creator>
    <dc:date>2012-03-31T16:45:39</dc:date>
    <dc:creator>Ravikumar Tulugu</dc:creator>
    <meta:document-statistic meta:object-count="44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usr/lib/libreoffice/basis3.4/share/template/common/layout/lyt-roundedrect.otp"/>
  </office:meta>
</office:document-meta>
</file>